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0.41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3.14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1.17mm"/>
    </style:style>
    <style:style style:name="co25" style:family="table-column">
      <style:table-column-properties fo:break-before="auto" style:column-width="10.07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6" table:number-columns-repeated="3" table:default-cell-style-name="ce1"/>
        <table:table-column table:style-name="co26" table:number-columns-repeated="986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office:value-type="string" calcext:value-type="string">
            <text:p>p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office:value-type="string" calcext:value-type="string">
            <text:p>p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string" calcext:value-type="string">
            <text:p>a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string" calcext:value-type="string">
            <text:p>p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office:value-type="string" calcext:value-type="string">
            <text:p>p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office:value-type="string" calcext:value-type="string">
            <text:p>p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J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0:38:25.169490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1T10:46:19.644937599</dc:date>
    <meta:editing-duration>PT5H1M14S</meta:editing-duration>
    <meta:editing-cycles>39</meta:editing-cycles>
    <meta:generator>LibreOffice/5.1.4.2$Linux_X86_64 LibreOffice_project/10m0$Build-2</meta:generator>
    <meta:document-statistic meta:table-count="1" meta:cell-count="1800" meta:object-count="0"/>
  </office:meta>
</office:document-meta>
</file>